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3.3854in" table:align="margins"/>
    </style:style>
    <style:style style:name="Table3.A" style:family="table-column">
      <style:table-column-properties style:column-width="3.3854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868in" table:align="margins"/>
    </style:style>
    <style:style style:name="Table4.A" style:family="table-column">
      <style:table-column-properties style:column-width="3.386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0a17fc"/>
    </style:style>
    <style:style style:name="P2" style:family="paragraph" style:parent-style-name="Standard">
      <style:paragraph-properties fo:text-align="start" style:justify-single-word="false"/>
      <style:text-properties officeooo:paragraph-rsid="0010a7a8"/>
    </style:style>
    <style:style style:name="P3" style:family="paragraph" style:parent-style-name="Standard">
      <style:paragraph-properties fo:text-align="start" style:justify-single-word="false"/>
      <style:text-properties officeooo:paragraph-rsid="0016bde1"/>
    </style:style>
    <style:style style:name="P4" style:family="paragraph" style:parent-style-name="Standard">
      <style:paragraph-properties fo:text-align="start" style:justify-single-word="false"/>
      <style:text-properties officeooo:paragraph-rsid="0021fe7a"/>
    </style:style>
    <style:style style:name="P5" style:family="paragraph" style:parent-style-name="Standard">
      <style:paragraph-properties fo:text-align="start" style:justify-single-word="false"/>
      <style:text-properties officeooo:paragraph-rsid="0024f2ac"/>
    </style:style>
    <style:style style:name="P6" style:family="paragraph" style:parent-style-name="Standard">
      <style:paragraph-properties fo:text-align="start" style:justify-single-word="false"/>
      <style:text-properties officeooo:paragraph-rsid="002a558a"/>
    </style:style>
    <style:style style:name="P7" style:family="paragraph" style:parent-style-name="Standard">
      <style:paragraph-properties fo:text-align="start" style:justify-single-word="false"/>
      <style:text-properties officeooo:paragraph-rsid="000becc4"/>
    </style:style>
    <style:style style:name="P8" style:family="paragraph" style:parent-style-name="Standard">
      <style:paragraph-properties fo:text-align="end" style:justify-single-word="false"/>
      <style:text-properties officeooo:rsid="00098371" officeooo:paragraph-rsid="00098371"/>
    </style:style>
    <style:style style:name="P9" style:family="paragraph" style:parent-style-name="Standard">
      <style:paragraph-properties fo:text-align="start" style:justify-single-word="false"/>
      <style:text-properties officeooo:rsid="0009c8b4" officeooo:paragraph-rsid="0009c8b4"/>
    </style:style>
    <style:style style:name="P10" style:family="paragraph" style:parent-style-name="Standard">
      <style:paragraph-properties fo:text-align="start" style:justify-single-word="false"/>
      <style:text-properties officeooo:rsid="000becc4" officeooo:paragraph-rsid="000a17fc"/>
    </style:style>
    <style:style style:name="P11" style:family="paragraph" style:parent-style-name="Standard">
      <style:paragraph-properties fo:text-align="start" style:justify-single-word="false"/>
      <style:text-properties officeooo:rsid="000becc4" officeooo:paragraph-rsid="000becc4"/>
    </style:style>
    <style:style style:name="P12" style:family="paragraph" style:parent-style-name="Standard">
      <style:paragraph-properties fo:text-align="start" style:justify-single-word="false"/>
      <style:text-properties officeooo:rsid="0016bde1" officeooo:paragraph-rsid="0016bde1"/>
    </style:style>
    <style:style style:name="P13" style:family="paragraph" style:parent-style-name="Standard">
      <style:paragraph-properties fo:text-align="start" style:justify-single-word="false"/>
      <style:text-properties officeooo:rsid="0017211d" officeooo:paragraph-rsid="0017211d"/>
    </style:style>
    <style:style style:name="P14" style:family="paragraph" style:parent-style-name="Standard">
      <style:paragraph-properties fo:text-align="start" style:justify-single-word="false"/>
      <style:text-properties fo:font-weight="bold" officeooo:paragraph-rsid="00232e23" style:font-weight-asian="bold" style:font-weight-complex="bold"/>
    </style:style>
    <style:style style:name="P15" style:family="paragraph" style:parent-style-name="Standard">
      <style:paragraph-properties fo:text-align="center" style:justify-single-word="false"/>
      <style:text-properties fo:font-weight="bold" officeooo:paragraph-rsid="0029e826" style:font-weight-asian="bold" style:font-weight-complex="bold"/>
    </style:style>
    <style:style style:name="P16" style:family="paragraph" style:parent-style-name="Standard">
      <style:paragraph-properties fo:text-align="start" style:justify-single-word="false"/>
      <style:text-properties fo:font-weight="bold" officeooo:rsid="0009c8b4" officeooo:paragraph-rsid="002cd481" style:font-weight-asian="bold" style:font-weight-complex="bold"/>
    </style:style>
    <style:style style:name="P17" style:family="paragraph" style:parent-style-name="Standard">
      <style:paragraph-properties fo:text-align="start" style:justify-single-word="false"/>
      <style:text-properties fo:font-weight="bold" officeooo:rsid="0009c8b4" officeooo:paragraph-rsid="002d4147" style:font-weight-asian="bold" style:font-weight-complex="bold"/>
    </style:style>
    <style:style style:name="P18" style:family="paragraph" style:parent-style-name="Standard">
      <style:paragraph-properties fo:text-align="start" style:justify-single-word="false"/>
      <style:text-properties style:text-position="0% 100%" officeooo:rsid="0024f2ac" officeooo:paragraph-rsid="00232e23"/>
    </style:style>
    <style:style style:name="P19" style:family="paragraph" style:parent-style-name="Standard">
      <style:paragraph-properties fo:text-align="start" style:justify-single-word="false"/>
      <style:text-properties style:text-position="0% 100%" officeooo:rsid="0024f2ac" officeooo:paragraph-rsid="0024f2ac"/>
    </style:style>
    <style:style style:name="P20" style:family="paragraph" style:parent-style-name="Standard">
      <style:paragraph-properties fo:text-align="start" style:justify-single-word="false"/>
      <style:text-properties style:text-position="0% 100%" officeooo:rsid="0028136f" officeooo:paragraph-rsid="0024f2ac"/>
    </style:style>
    <style:style style:name="P21" style:family="paragraph" style:parent-style-name="Standard">
      <style:paragraph-properties fo:text-align="start" style:justify-single-word="false"/>
      <style:text-properties style:text-position="0% 100%" officeooo:rsid="0029e826" officeooo:paragraph-rsid="002a558a"/>
    </style:style>
    <style:style style:name="P22" style:family="paragraph" style:parent-style-name="Standard">
      <style:paragraph-properties fo:text-align="start" style:justify-single-word="false"/>
      <style:text-properties style:text-position="0% 100%" officeooo:rsid="0029e826" officeooo:paragraph-rsid="0029e826"/>
    </style:style>
    <style:style style:name="P23" style:family="paragraph" style:parent-style-name="Standard">
      <style:paragraph-properties fo:text-align="start" style:justify-single-word="false"/>
      <style:text-properties style:text-position="0% 100%" officeooo:rsid="00300c4a" officeooo:paragraph-rsid="00300c4a"/>
    </style:style>
    <style:style style:name="P24" style:family="paragraph" style:parent-style-name="Standard">
      <style:paragraph-properties fo:text-align="start" style:justify-single-word="false"/>
      <style:text-properties style:text-position="0% 100%" officeooo:rsid="002e2635" officeooo:paragraph-rsid="0029e826"/>
    </style:style>
    <style:style style:name="P25" style:family="paragraph" style:parent-style-name="Standard">
      <style:paragraph-properties fo:text-align="start" style:justify-single-word="false"/>
      <style:text-properties style:text-position="0% 100%" officeooo:rsid="002e2635" officeooo:paragraph-rsid="002e2635"/>
    </style:style>
    <style:style style:name="P26" style:family="paragraph" style:parent-style-name="Standard">
      <style:paragraph-properties fo:text-align="start" style:justify-single-word="false"/>
      <style:text-properties style:text-position="0% 100%" officeooo:rsid="002dd6a0" officeooo:paragraph-rsid="002dd6a0"/>
    </style:style>
    <style:style style:name="P27" style:family="paragraph" style:parent-style-name="Standard">
      <style:paragraph-properties fo:text-align="start" style:justify-single-word="false"/>
      <style:text-properties style:text-position="0% 100%" fo:font-weight="normal" officeooo:rsid="0032135a" officeooo:paragraph-rsid="0031e3c5" style:font-weight-asian="normal" style:font-weight-complex="normal"/>
    </style:style>
    <style:style style:name="P28" style:family="paragraph" style:parent-style-name="Standard">
      <style:paragraph-properties fo:text-align="center" style:justify-single-word="false"/>
      <style:text-properties fo:font-size="15pt" officeooo:rsid="003db800" officeooo:paragraph-rsid="003db800" style:font-size-asian="13.1000003814697pt" style:font-size-complex="15pt"/>
    </style:style>
    <style:style style:name="P29" style:family="paragraph" style:parent-style-name="Table_20_Contents">
      <style:paragraph-properties fo:text-align="start" style:justify-single-word="false"/>
      <style:text-properties officeooo:paragraph-rsid="001362f6"/>
    </style:style>
    <style:style style:name="P30" style:family="paragraph" style:parent-style-name="Table_20_Contents">
      <style:paragraph-properties fo:text-align="start" style:justify-single-word="false"/>
      <style:text-properties officeooo:paragraph-rsid="0016bde1"/>
    </style:style>
    <style:style style:name="P31" style:family="paragraph" style:parent-style-name="Table_20_Contents">
      <style:paragraph-properties fo:text-align="start" style:justify-single-word="false"/>
      <style:text-properties officeooo:rsid="001362f6" officeooo:paragraph-rsid="001362f6"/>
    </style:style>
    <style:style style:name="P32" style:family="paragraph" style:parent-style-name="Table_20_Contents">
      <style:paragraph-properties fo:text-align="start" style:justify-single-word="false"/>
      <style:text-properties officeooo:rsid="0016bde1" officeooo:paragraph-rsid="0016bde1"/>
    </style:style>
    <style:style style:name="P33" style:family="paragraph" style:parent-style-name="Table_20_Contents">
      <style:paragraph-properties fo:text-align="center" style:justify-single-word="false"/>
      <style:text-properties officeooo:rsid="0029e826" officeooo:paragraph-rsid="0029e826"/>
    </style:style>
    <style:style style:name="P34" style:family="paragraph" style:parent-style-name="Table_20_Contents">
      <style:paragraph-properties fo:text-align="start" style:justify-single-word="false"/>
      <style:text-properties officeooo:rsid="0029e826" officeooo:paragraph-rsid="0029e826"/>
    </style:style>
    <style:style style:name="P35"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1fe7a"/>
    </style:style>
    <style:style style:name="P36"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d4147"/>
    </style:style>
    <style:style style:name="P37"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21fe7a"/>
    </style:style>
    <style:style style:name="P38"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31e3c5"/>
    </style:style>
    <style:style style:name="P39" style:family="paragraph" style:parent-style-name="Standard">
      <style:paragraph-properties fo:text-align="end" style:justify-single-word="false" fo:break-before="page"/>
      <style:text-properties officeooo:rsid="00098371" officeooo:paragraph-rsid="00098371"/>
    </style:style>
    <style:style style:name="P40" style:family="paragraph" style:parent-style-name="Standard" style:list-style-name="L1">
      <style:paragraph-properties fo:text-align="start" style:justify-single-word="false"/>
      <style:text-properties officeooo:paragraph-rsid="0037c1c1"/>
    </style:style>
    <style:style style:name="P41" style:family="paragraph" style:parent-style-name="Standard" style:list-style-name="L1">
      <style:paragraph-properties fo:text-align="start" style:justify-single-word="false"/>
      <style:text-properties officeooo:paragraph-rsid="0032135a"/>
    </style:style>
    <style:style style:name="P42" style:family="paragraph" style:parent-style-name="Standard" style:list-style-name="L1">
      <style:paragraph-properties fo:text-align="start" style:justify-single-word="false"/>
      <style:text-properties officeooo:paragraph-rsid="003b0884"/>
    </style:style>
    <style:style style:name="P43" style:family="paragraph" style:parent-style-name="Standard" style:list-style-name="L1">
      <style:paragraph-properties fo:text-align="start" style:justify-single-word="false"/>
      <style:text-properties officeooo:paragraph-rsid="0048353b"/>
    </style:style>
    <style:style style:name="P44" style:family="paragraph" style:parent-style-name="Standard">
      <style:paragraph-properties fo:text-align="start" style:justify-single-word="false"/>
      <style:text-properties officeooo:paragraph-rsid="0037c1c1"/>
    </style:style>
    <style:style style:name="P45" style:family="paragraph" style:parent-style-name="Standard" style:list-style-name="L3">
      <style:paragraph-properties fo:text-align="start" style:justify-single-word="false"/>
      <style:text-properties officeooo:paragraph-rsid="00500570"/>
    </style:style>
    <style:style style:name="P46" style:family="paragraph" style:parent-style-name="Standard" style:list-style-name="L1">
      <style:paragraph-properties fo:text-align="start" style:justify-single-word="false"/>
      <style:text-properties style:text-position="0% 100%" fo:font-weight="normal" officeooo:rsid="0037c1c1" officeooo:paragraph-rsid="0037c1c1" style:font-weight-asian="normal" style:font-weight-complex="normal"/>
    </style:style>
    <style:style style:name="P47" style:family="paragraph" style:parent-style-name="Standard" style:list-style-name="L1">
      <style:paragraph-properties fo:text-align="start" style:justify-single-word="false"/>
      <style:text-properties style:text-position="0% 100%" fo:font-weight="normal" officeooo:rsid="003b0884" officeooo:paragraph-rsid="003b0884" style:font-weight-asian="normal" style:font-weight-complex="normal"/>
    </style:style>
    <style:style style:name="P48" style:family="paragraph" style:parent-style-name="Standard" style:list-style-name="L1">
      <style:paragraph-properties fo:text-align="start" style:justify-single-word="false"/>
      <style:text-properties style:text-position="0% 100%" fo:font-weight="normal" officeooo:rsid="0032eb02" officeooo:paragraph-rsid="0032135a" style:font-weight-asian="normal" style:font-weight-complex="normal"/>
    </style:style>
    <style:style style:name="P49" style:family="paragraph" style:parent-style-name="Standard" style:list-style-name="L1">
      <style:paragraph-properties fo:text-align="start" style:justify-single-word="false"/>
      <style:text-properties style:text-position="0% 100%" fo:font-weight="normal" officeooo:rsid="00430ed1" officeooo:paragraph-rsid="00430ed1" style:font-weight-asian="normal" style:font-weight-complex="normal"/>
    </style:style>
    <style:style style:name="P50" style:family="paragraph" style:parent-style-name="Standard">
      <style:paragraph-properties fo:text-align="start" style:justify-single-word="false"/>
      <style:text-properties style:text-position="0% 100%" fo:font-weight="normal" officeooo:rsid="0032135a" officeooo:paragraph-rsid="0032135a" style:font-weight-asian="normal" style:font-weight-complex="normal"/>
    </style:style>
    <style:style style:name="P51" style:family="paragraph" style:parent-style-name="Standard">
      <style:paragraph-properties fo:text-align="start" style:justify-single-word="false"/>
      <style:text-properties style:text-position="0% 100%" fo:font-weight="normal" officeooo:rsid="0032135a" officeooo:paragraph-rsid="004d4ee0" style:font-weight-asian="normal" style:font-weight-complex="normal"/>
    </style:style>
    <style:style style:name="P52" style:family="paragraph" style:parent-style-name="Standard">
      <style:paragraph-properties fo:text-align="start" style:justify-single-word="false"/>
      <style:text-properties style:text-position="0% 100%" fo:font-weight="bold" officeooo:rsid="0031e3c5" officeooo:paragraph-rsid="0031e3c5" style:font-weight-asian="bold" style:font-weight-complex="bold"/>
    </style:style>
    <style:style style:name="P5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2135a" officeooo:paragraph-rsid="00500570" style:font-weight-asian="bold" style:font-weight-complex="bold"/>
    </style:style>
    <style:style style:name="P54"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32135a" officeooo:paragraph-rsid="004d4ee0" style:font-style-asian="normal" style:font-weight-asian="bold" style:font-style-complex="normal" style:font-weight-complex="bold"/>
    </style:style>
    <style:style style:name="P55" style:family="paragraph" style:parent-style-name="Standard" style:list-style-name="L1">
      <style:paragraph-properties fo:text-align="start" style:justify-single-word="false"/>
      <style:text-properties fo:font-size="12pt" officeooo:paragraph-rsid="0032eb02" style:font-size-asian="10.5pt" style:font-size-complex="12pt"/>
    </style:style>
    <style:style style:name="P56" style:family="paragraph" style:parent-style-name="Standard">
      <style:paragraph-properties fo:margin-left="0in" fo:margin-right="0in" fo:text-align="start" style:justify-single-word="false" fo:text-indent="0in" style:auto-text-indent="false"/>
      <style:text-properties style:text-position="0% 100%" fo:font-weight="normal" officeooo:rsid="0032135a" officeooo:paragraph-rsid="004d4ee0" style:font-weight-asian="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style:text-position="0% 100%" fo:font-style="italic" fo:font-weight="bold" officeooo:rsid="0032135a" officeooo:paragraph-rsid="004f6556" style:font-style-asian="italic" style:font-weight-asian="bold" style:font-style-complex="italic" style:font-weight-complex="bold"/>
    </style:style>
    <style:style style:name="P58" style:family="paragraph" style:parent-style-name="Standard">
      <style:paragraph-properties fo:margin-left="0in" fo:margin-right="0in" fo:text-align="start" style:justify-single-word="false" fo:text-indent="0in" style:auto-text-indent="false"/>
      <style:text-properties style:text-position="0% 100%" fo:font-style="italic" fo:font-weight="normal" officeooo:rsid="0032135a" officeooo:paragraph-rsid="004f6556" style:font-style-asian="italic" style:font-weight-asian="normal" style:font-style-complex="italic" style:font-weight-complex="normal"/>
    </style:style>
    <style:style style:name="T1" style:family="text">
      <style:text-properties officeooo:rsid="000a17fc"/>
    </style:style>
    <style:style style:name="T2" style:family="text">
      <style:text-properties officeooo:rsid="000becc4"/>
    </style:style>
    <style:style style:name="T3" style:family="text">
      <style:text-properties officeooo:rsid="000c70c9"/>
    </style:style>
    <style:style style:name="T4" style:family="text">
      <style:text-properties officeooo:rsid="000e6940"/>
    </style:style>
    <style:style style:name="T5" style:family="text">
      <style:text-properties officeooo:rsid="000ecbac"/>
    </style:style>
    <style:style style:name="T6" style:family="text">
      <style:text-properties officeooo:rsid="0011b297"/>
    </style:style>
    <style:style style:name="T7" style:family="text">
      <style:text-properties officeooo:rsid="001362f6"/>
    </style:style>
    <style:style style:name="T8" style:family="text">
      <style:text-properties officeooo:rsid="001530fd"/>
    </style:style>
    <style:style style:name="T9" style:family="text">
      <style:text-properties officeooo:rsid="0016bde1"/>
    </style:style>
    <style:style style:name="T10" style:family="text">
      <style:text-properties officeooo:rsid="0017211d"/>
    </style:style>
    <style:style style:name="T11" style:family="text">
      <style:text-properties officeooo:rsid="00173064"/>
    </style:style>
    <style:style style:name="T12" style:family="text">
      <style:text-properties officeooo:rsid="001896a1"/>
    </style:style>
    <style:style style:name="T13" style:family="text">
      <style:text-properties officeooo:rsid="00194db0"/>
    </style:style>
    <style:style style:name="T14" style:family="text">
      <style:text-properties officeooo:rsid="001abbba"/>
    </style:style>
    <style:style style:name="T15" style:family="text">
      <style:text-properties officeooo:rsid="001baf4f"/>
    </style:style>
    <style:style style:name="T16" style:family="text">
      <style:text-properties officeooo:rsid="001c014f"/>
    </style:style>
    <style:style style:name="T17" style:family="text">
      <style:text-properties officeooo:rsid="001ceeea"/>
    </style:style>
    <style:style style:name="T18" style:family="text">
      <style:text-properties officeooo:rsid="001f9399"/>
    </style:style>
    <style:style style:name="T19" style:family="text">
      <style:text-properties officeooo:rsid="001fc798"/>
    </style:style>
    <style:style style:name="T20" style:family="text">
      <style:text-properties officeooo:rsid="00205842"/>
    </style:style>
    <style:style style:name="T21" style:family="text">
      <style:text-properties officeooo:rsid="0021ae4e"/>
    </style:style>
    <style:style style:name="T22" style:family="text">
      <style:text-properties officeooo:rsid="0021fe7a"/>
    </style:style>
    <style:style style:name="T23" style:family="text">
      <style:text-properties officeooo:rsid="00232e23"/>
    </style:style>
    <style:style style:name="T24" style:family="text">
      <style:text-properties style:text-position="super 58%" officeooo:rsid="00232e23"/>
    </style:style>
    <style:style style:name="T25" style:family="text">
      <style:text-properties style:text-position="0% 100%" officeooo:rsid="0024f2ac"/>
    </style:style>
    <style:style style:name="T26" style:family="text">
      <style:text-properties style:text-position="0% 100%" officeooo:rsid="002636bb"/>
    </style:style>
    <style:style style:name="T27" style:family="text">
      <style:text-properties style:text-position="0% 100%" officeooo:rsid="0028136f"/>
    </style:style>
    <style:style style:name="T28" style:family="text">
      <style:text-properties style:text-position="0% 100%" officeooo:rsid="0029dcfc"/>
    </style:style>
    <style:style style:name="T29" style:family="text">
      <style:text-properties style:text-position="0% 100%" officeooo:rsid="0029e826"/>
    </style:style>
    <style:style style:name="T30" style:family="text">
      <style:text-properties style:text-position="0% 100%" officeooo:rsid="002a558a"/>
    </style:style>
    <style:style style:name="T31" style:family="text">
      <style:text-properties style:text-position="0% 100%" officeooo:rsid="002c4378"/>
    </style:style>
    <style:style style:name="T32" style:family="text">
      <style:text-properties style:text-position="0% 100%" officeooo:rsid="002c6bcc"/>
    </style:style>
    <style:style style:name="T33" style:family="text">
      <style:text-properties style:text-position="0% 100%" fo:font-weight="normal" officeooo:rsid="0032eb02" style:font-weight-asian="normal" style:font-weight-complex="normal"/>
    </style:style>
    <style:style style:name="T34" style:family="text">
      <style:text-properties style:text-position="0% 100%" fo:font-weight="normal" officeooo:rsid="0034db74" style:font-weight-asian="normal" style:font-weight-complex="normal"/>
    </style:style>
    <style:style style:name="T35" style:family="text">
      <style:text-properties style:text-position="0% 100%" fo:font-weight="normal" officeooo:rsid="0037c1c1" style:font-weight-asian="normal" style:font-weight-complex="normal"/>
    </style:style>
    <style:style style:name="T36" style:family="text">
      <style:text-properties style:text-position="0% 100%" fo:font-weight="normal" officeooo:rsid="003830db" style:font-weight-asian="normal" style:font-weight-complex="normal"/>
    </style:style>
    <style:style style:name="T37" style:family="text">
      <style:text-properties style:text-position="0% 100%" fo:font-weight="normal" officeooo:rsid="0039e220" style:font-weight-asian="normal" style:font-weight-complex="normal"/>
    </style:style>
    <style:style style:name="T38" style:family="text">
      <style:text-properties style:text-position="0% 100%" fo:font-weight="normal" officeooo:rsid="003a0b0e" style:font-weight-asian="normal" style:font-weight-complex="normal"/>
    </style:style>
    <style:style style:name="T39" style:family="text">
      <style:text-properties style:text-position="0% 100%" fo:font-weight="normal" officeooo:rsid="00402301" style:font-weight-asian="normal" style:font-weight-complex="normal"/>
    </style:style>
    <style:style style:name="T40" style:family="text">
      <style:text-properties style:text-position="0% 100%" fo:font-weight="normal" officeooo:rsid="00409ac4" style:font-weight-asian="normal" style:font-weight-complex="normal"/>
    </style:style>
    <style:style style:name="T41" style:family="text">
      <style:text-properties style:text-position="0% 100%" fo:font-weight="normal" officeooo:rsid="0040ec2d" style:font-weight-asian="normal" style:font-weight-complex="normal"/>
    </style:style>
    <style:style style:name="T42" style:family="text">
      <style:text-properties style:text-position="0% 100%" fo:font-weight="normal" officeooo:rsid="00429303" style:font-weight-asian="normal" style:font-weight-complex="normal"/>
    </style:style>
    <style:style style:name="T43" style:family="text">
      <style:text-properties style:text-position="0% 100%" fo:font-weight="normal" officeooo:rsid="00443376" style:font-weight-asian="normal" style:font-weight-complex="normal"/>
    </style:style>
    <style:style style:name="T44" style:family="text">
      <style:text-properties style:text-position="0% 100%" fo:font-weight="normal" officeooo:rsid="004678c0" style:font-weight-asian="normal" style:font-weight-complex="normal"/>
    </style:style>
    <style:style style:name="T45" style:family="text">
      <style:text-properties style:text-position="0% 100%" fo:font-weight="normal" officeooo:rsid="0048353b" style:font-weight-asian="normal" style:font-weight-complex="normal"/>
    </style:style>
    <style:style style:name="T46" style:family="text">
      <style:text-properties style:text-position="0% 100%" fo:font-weight="normal" officeooo:rsid="004a74ad" style:font-weight-asian="normal" style:font-weight-complex="normal"/>
    </style:style>
    <style:style style:name="T47" style:family="text">
      <style:text-properties style:text-position="0% 100%" fo:font-size="8pt" fo:font-weight="normal" officeooo:rsid="0032eb02" style:font-size-asian="8pt" style:font-weight-asian="normal" style:font-size-complex="8pt" style:font-weight-complex="normal"/>
    </style:style>
    <style:style style:name="T48" style:family="text">
      <style:text-properties style:text-position="0% 100%" fo:font-size="8pt" fo:font-weight="bold" officeooo:rsid="0032eb02" style:font-size-asian="8pt" style:font-weight-asian="bold" style:font-size-complex="8pt" style:font-weight-complex="bold"/>
    </style:style>
    <style:style style:name="T49" style:family="text">
      <style:text-properties style:text-position="0% 100%" style:text-underline-style="none" fo:font-weight="normal" officeooo:rsid="00500570" style:font-weight-asian="normal" style:font-weight-complex="normal"/>
    </style:style>
    <style:style style:name="T50" style:family="text">
      <style:text-properties style:text-position="0% 100%" style:text-underline-style="none" fo:font-weight="normal" officeooo:rsid="00508367" style:font-weight-asian="normal" style:font-weight-complex="normal"/>
    </style:style>
    <style:style style:name="T51" style:family="text">
      <style:text-properties officeooo:rsid="002cd481"/>
    </style:style>
    <style:style style:name="T52" style:family="text">
      <style:text-properties officeooo:rsid="0043a282"/>
    </style:style>
    <style:style style:name="T53" style:family="text">
      <style:text-properties officeooo:rsid="004c459f"/>
    </style:style>
    <style:style style:name="T54" style:family="text">
      <style:text-properties style:text-underline-style="none" officeooo:rsid="004f6556"/>
    </style:style>
    <style:style style:name="T55" style:family="text">
      <style:text-properties fo:font-style="italic" officeooo:rsid="004c459f" style:font-style-asian="italic" style:font-style-complex="italic"/>
    </style:style>
    <style:style style:name="T56" style:family="text">
      <style:text-properties fo:font-style="italic" style:text-underline-style="none" officeooo:rsid="004d4ee0" style:font-style-asian="italic" style:font-style-complex="italic"/>
    </style:style>
    <style:style style:name="T57" style:family="text">
      <style:text-properties fo:font-style="italic" style:text-underline-style="none" fo:font-weight="bold" officeooo:rsid="004d4ee0" style:font-style-asian="italic" style:font-weight-asian="bold" style:font-style-complex="italic" style:font-weight-complex="bold"/>
    </style:style>
    <style:style style:name="T58" style:family="text">
      <style:text-properties fo:font-style="italic" fo:font-weight="bold" officeooo:rsid="004c459f" style:font-style-asian="italic" style:font-weight-asian="bold" style:font-style-complex="italic" style:font-weight-complex="bold"/>
    </style:style>
    <style:style style:name="T59" style:family="text">
      <style:text-properties fo:font-style="normal" style:text-underline-style="none" officeooo:rsid="004d4ee0" style:font-style-asian="normal" style:font-style-complex="normal"/>
    </style:style>
    <style:style style:name="T60" style:family="text">
      <style:text-properties fo:font-style="normal" style:text-underline-style="none" officeooo:rsid="004edf32" style:font-style-asian="normal" style:font-style-complex="normal"/>
    </style:style>
    <style:style style:name="T61" style:family="text">
      <style:text-properties fo:font-style="normal" style:text-underline-style="none" officeooo:rsid="004f6556" style:font-style-asian="normal" style:font-style-complex="normal"/>
    </style:style>
    <style:style style:name="T62" style:family="text">
      <style:text-properties officeooo:rsid="0050057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Emily Cook,</text:p>
      <text:p text:style-name="P28">Reilly Steele,</text:p>
      <text:p text:style-name="P28">Jon Kennedy</text:p>
      <text:p text:style-name="P28"/>
      <text:p text:style-name="P28">CSCI 497b</text:p>
      <text:p text:style-name="P28">Spring 2013</text:p>
      <text:p text:style-name="P28">Mining Twitter</text:p>
      <text:p text:style-name="P39">Emily Cook</text:p>
      <text:p text:style-name="P8">Reilly Steele</text:p>
      <text:p text:style-name="P8">Jon Kennedy</text:p>
      <text:p text:style-name="P8">Data Mining 497b</text:p>
      <text:p text:style-name="P8">Spring 2013</text:p>
      <text:p text:style-name="P36"/>
      <text:p text:style-name="P17"><text:span text:style-name="T51">Up to</text:span><text:span text:style-name="T23"> </text:span><text:span text:style-name="T51">May</text:span><text:span text:style-name="T23"> 3</text:span><text:span text:style-name="T24">rd</text:span></text:p>
      <text:p text:style-name="P16"/>
      <text:p text:style-name="P9">The original idea for our group was to mine data about league of legends to figure out different facts about the game. <text:s/>Such as which team comps typically won and if there was some sort of meta, a commonly used team composition. <text:s/>Unfortunately this idea kind of fell through when we were unable to get data from Riot games in a short amount of time. <text:s/>They have some process to go through and the list of people trying to get their data is quite large. <text:s/></text:p>
      <text:p text:style-name="P9"/>
      <text:p text:style-name="P1"><text:span text:style-name="T1">For our new idea we decided we wanted to mine twitter. <text:s/>Our goal is to look at a training set of data, which will be a large set of tweets, and from that data find common hash-tags used within tweets with certain words. <text:s/></text:span><text:span text:style-name="T20">(Suggest hash-tags to a user based on what they are tweeting about).</text:span></text:p>
      <text:p text:style-name="P10"/>
      <text:p text:style-name="P4"><text:span text:style-name="T2">1) The data we are going to use is a large amount of tweets. </text:span><text:span text:style-name="T6">We will get the data by using a JavaScript combined with twitter api to pull in random twitter tweets. <text:s/>We will let this script run for a few hours so we get a large pool of data to play around with. </text:span><text:span text:style-name="T8">We found a site that does this for us, URL: (</text:span><text:span text:style-name="T17">https://stream.twitter.com/1.1/statuses/sample.json?language=en</text:span><text:span text:style-name="T8">). <text:s/></text:span><text:span text:style-name="T17">We are giving the search the parameter of </text:span><text:span text:style-name="T21">English</text:span><text:span text:style-name="T17">, since we are really not too interested in a language we do not understand. <text:s/></text:span><text:span text:style-name="T8">Note: this requires a twitter account to view. <text:s/></text:span><text:span text:style-name="T22">W</text:span><text:span text:style-name="T12">e are going to save this data into a file and parse </text:span><text:span text:style-name="T13">it </text:span><text:span text:style-name="T14">to obtain the data we actually want. <text:s/></text:span><text:span text:style-name="T22">This gives us some raw data which includes tweets, which we will parse out all of the tweets to get the data we actually want. <text:s/></text:span></text:p>
      <text:p text:style-name="P11"/>
      <text:p text:style-name="P2"><text:span text:style-name="T2">2) The way we plan to go about this is by parsing the data into individual tweets. <text:s/>Within those tweets we will look at <text:s/>which hash-tags were used and keep a list of which hash-tags are used when which words are mentioned. <text:s/>We will use association rules to figure out strong relationships between words and hash-tags. <text:s/></text:span><text:span text:style-name="T3">We will use the rule evaluation metrics such as support and confidence. <text:s/>If the support is high, </text:span><text:span text:style-name="T4">between a word and a hash-tag then we will find</text:span><text:span text:style-name="T3"> confidence. <text:s/></text:span><text:span text:style-name="T4">If the confidence</text:span><text:span text:style-name="T3"> is also high, then we have found a good suggested </text:span><text:span text:style-name="T4">hash-tag. <text:s/></text:span><text:span text:style-name="T2">For example the word Mariners may often have the hash-tag #baseball, but the word baseball may not necessarily have the #Mariners. <text:s/>As Mariners is a baseball team so the two may be commonly used </text:span><text:span text:style-name="T5">(high support and high confidence)</text:span><text:span text:style-name="T2">, but seeing as baseball is a more broad subject #mariners is not probably strongly related </text:span><text:span text:style-name="T5">(high support and low confidence)</text:span><text:span text:style-name="T2">. <text:s/></text:span></text:p>
      <text:p text:style-name="P11"/>
      <text:p text:style-name="P7"><text:span text:style-name="T2">3) </text:span><text:span text:style-name="T7">Once we have collected a large pool of data using the twitter api, we will parse the data to look at individual tweets. <text:s/>We will strip out all repeat tweets, tweets without hash-tags (since they will not give us any relative information), and tweet </text:span><text:span text:style-name="T19">replies.</text:span><text:span text:style-name="T7"> <text:s/>We will end up with a collection of items, where each item is a single tweet containing all hash-tags and words that appear. <text:s/>For example a small collection </text:span><text:span text:style-name="T9">of our parsed data</text:span><text:span text:style-name="T7"> would look like this:</text:span></text:p>
      <table:table table:name="Table1" table:style-name="Table1">
        <table:table-column table:style-name="Table1.A"/>
        <table:table-column table:style-name="Table1.B"/>
        <table:table-row>
          <table:table-cell table:style-name="Table1.A1" office:value-type="string">
            <text:p text:style-name="P31">TID</text:p>
          </table:table-cell>
          <table:table-cell table:style-name="Table1.B1" office:value-type="string">
            <text:p text:style-name="P31">Items</text:p>
          </table:table-cell>
        </table:table-row>
        <table:table-row>
          <table:table-cell table:style-name="Table1.A2" office:value-type="string">
            <text:p text:style-name="P31">1</text:p>
          </table:table-cell>
          <table:table-cell table:style-name="Table1.B2" office:value-type="string">
            <text:p text:style-name="P31">{That, league, game, was, ridiculous, I, carried, as, #annie, #LoL}</text:p>
          </table:table-cell>
        </table:table-row>
        <table:table-row>
          <table:table-cell table:style-name="Table1.A2" office:value-type="string">
            <text:p text:style-name="P31">2</text:p>
          </table:table-cell>
          <table:table-cell table:style-name="Table1.B2" office:value-type="string">
            <text:p text:style-name="P29"><text:span text:style-name="T7">{Today, #baseball, #game, was, amazing, </text:span><text:span text:style-name="T10">#warm</text:span><text:span text:style-name="T7">}</text:span></text:p>
          </table:table-cell>
        </table:table-row>
        <table:table-row>
          <table:table-cell table:style-name="Table1.A2" office:value-type="string">
            <text:p text:style-name="P31">3</text:p>
          </table:table-cell>
          <table:table-cell table:style-name="Table1.B2" office:value-type="string">
            <text:p text:style-name="P31">{I, failed, that, test, #badday, #annoyed}</text:p>
          </table:table-cell>
        </table:table-row>
        <table:table-row>
          <table:table-cell table:style-name="Table1.A2" office:value-type="string">
            <text:p text:style-name="P31">4</text:p>
          </table:table-cell>
          <table:table-cell table:style-name="Table1.B2" office:value-type="string">
            <text:p text:style-name="P32">{delicious, mexican, #foodisamazing, #dinner, #food}</text:p>
          </table:table-cell>
        </table:table-row>
        <table:table-row>
          <table:table-cell table:style-name="Table1.A2" office:value-type="string">
            <text:p text:style-name="P31">5</text:p>
          </table:table-cell>
          <table:table-cell table:style-name="Table1.B2" office:value-type="string">
            <text:p text:style-name="P30"><text:span text:style-name="T9">{that, meal, was, delicious, #food, </text:span><text:span text:style-name="T10">#warm</text:span><text:span text:style-name="T9">}</text:span></text:p>
          </table:table-cell>
        </table:table-row>
        <table:table-row>
          <table:table-cell table:style-name="Table1.A2" office:value-type="string">
            <text:p text:style-name="P31">6</text:p>
          </table:table-cell>
          <table:table-cell table:style-name="Table1.B2" office:value-type="string">
            <text:p text:style-name="P32">{the, sun, is, out, today, #warm, #weather}</text:p>
          </table:table-cell>
        </table:table-row>
      </table:table>
      <text:p text:style-name="P12"/>
      <text:p text:style-name="P3"><text:span text:style-name="T9">From this example data we would find out that tweets that contain the word 'delicious' often contain the hash-tag food (#food). <text:s text:c="2"/>So if someone was creating a tweet about something being delicious, the #food would be suggested. <text:s text:c="2"/></text:span><text:span text:style-name="T10">The #warm appears three times in this data, but there are no words that also appear each time with this hash-tag (or even twice) so the based on this mini training set, the #warm would not be suggested when someone was tweeting.</text:span></text:p>
      <text:p text:style-name="P13"/>
      <text:p text:style-name="P5"><text:span text:style-name="T10">The language we </text:span><text:span text:style-name="T11">are using</text:span><text:span text:style-name="T10"> </text:span><text:span text:style-name="T11">to parse this data is python. <text:s/></text:span><text:span text:style-name="T22">We are able to harvest a large amount of tweets in a small amount of time, in about a 5 minute period of time we can collect around 20,000 entries for our item-set. <text:s/></text:span><text:span text:style-name="T15">We are </text:span><text:span text:style-name="T22">a </text:span><text:span text:style-name="T15">going to use the python json library to easily decode the data we collected from the twitter json we ran earlier </text:span><text:span text:style-name="T16">and make it more readable. <text:s/></text:span><text:span text:style-name="T18">We are just interested in getting the 'text' of the tweet itself, not the date it was created, the tweet id, or any of the other information this json script gets. <text:s/></text:span><text:span text:style-name="T19">The next thing we </text:span><text:span text:style-name="T23">are going to have to </text:span><text:span text:style-name="T19">do is strip the data of repeat tweet, tweet replies, and tweets which contain no hash-tags. <text:s/>We </text:span><text:span text:style-name="T23">will </text:span><text:span text:style-name="T19">then split each string to create an item which is made up of each word/hash-tag in that tweet. <text:s/>From this we have our complete item set to start using association rules on to find hash-tags to suggest to people tweetin</text:span><text:span text:style-name="T23">g</text:span><text:span text:style-name="T19">. <text:s/></text:span></text:p>
      <text:p text:style-name="P35"/>
      <text:p text:style-name="P37"/>
      <text:p text:style-name="P14"><text:span text:style-name="T23">Since May 3</text:span><text:span text:style-name="T24">rd</text:span></text:p>
      <text:p text:style-name="P18"/>
      <text:p text:style-name="P19">Recap: As of last week we had figured out how to get tweets from twitter in a raw data form, and we stripped our document of raw data to only contain tweets.</text:p>
      <text:p text:style-name="P19"/>
      <text:p text:style-name="P5"><text:span text:style-name="T25">What we have done since then: <text:s/>We have taken our document of tweets and parsed the data of tweets we are not interested in. <text:s/></text:span><text:span text:style-name="T26">Such as the tweets that are retweets (tweets that have already been posted so we are treating them as a duplicated so we do not include the same tweet twice in our data set). <text:s/>We are also parsing the tweets that contain no hashtags, because they do not contain any information realative to us, as we are trying to connect word with hashtags. <text:s/></text:span><text:span text:style-name="T27">The final thing we are stripping from our data is tweet replies, these are tweets that start with '@'. <text:s/>Since we are curious to original tweets not what people are saying in reply to those tweets. <text:s/></text:span></text:p>
      <text:p text:style-name="P20"/>
      <text:p text:style-name="P6"><text:span text:style-name="T28">We have also taken each parsed tweet a</text:span><text:span text:style-name="T29">nd </text:span><text:span text:style-name="T30">created an object.</text:span><text:span text:style-name="T28"> </text:span><text:span text:style-name="T29">We are using the following data structure for a tweet, </text:span><text:span text:style-name="T30">where</text:span><text:span text:style-name="T29"> each tweet is an object </text:span><text:span text:style-name="T31">that</text:span><text:span text:style-name="T29"> contains a set of hashtags and words.</text:span></text:p>
      <text:p text:style-name="P21"/>
      <text:p text:style-name="P23">In python:</text:p>
      <text:p text:style-name="P22">Class Tweet(object):</text:p>
      <text:p text:style-name="P22"><text:tab/>def __init___(self):</text:p>
      <text:p text:style-name="P22"><text:tab/><text:tab/>self.words=set()</text:p>
      <text:p text:style-name="P22"><text:tab/><text:tab/>self.hashtags=set()</text:p>
      <text:p text:style-name="P24"/>
      <text:p text:style-name="P25">Example tweet: “#YOLO Today was extremely #fun”</text:p>
      <text:p text:style-name="P25"/>
      <text:p text:style-name="P15"><text:span text:style-name="T32">Single </text:span><text:span text:style-name="T29">Tweet: </text:span><text:span text:style-name="T32">(Example)</text:span></text:p>
      <table:table table:name="Table2" table:style-name="Table2">
        <table:table-column table:style-name="Table2.A"/>
        <table:table-column table:style-name="Table2.B"/>
        <table:table-row>
          <table:table-cell table:style-name="Table2.A1" office:value-type="string">
            <text:p text:style-name="P33">Words</text:p>
            <table:table table:name="Table3" table:style-name="Table3">
              <table:table-column table:style-name="Table3.A"/>
              <table:table-row>
                <table:table-cell table:style-name="Table3.A1" office:value-type="string">
                  <text:p text:style-name="P34">Today</text:p>
                </table:table-cell>
              </table:table-row>
              <table:table-row>
                <table:table-cell table:style-name="Table3.A2" office:value-type="string">
                  <text:p text:style-name="P34">was</text:p>
                </table:table-cell>
              </table:table-row>
              <table:table-row>
                <table:table-cell table:style-name="Table3.A2" office:value-type="string">
                  <text:p text:style-name="P34">extremely</text:p>
                </table:table-cell>
              </table:table-row>
            </table:table>
            <text:p text:style-name="P34"/>
          </table:table-cell>
          <table:table-cell table:style-name="Table2.B1" office:value-type="string">
            <text:p text:style-name="P33">Hashtags</text:p>
            <table:table table:name="Table4" table:style-name="Table4">
              <table:table-column table:style-name="Table4.A"/>
              <table:table-row>
                <table:table-cell table:style-name="Table4.A1" office:value-type="string">
                  <text:p text:style-name="P34">#YOLO</text:p>
                </table:table-cell>
              </table:table-row>
              <table:table-row>
                <table:table-cell table:style-name="Table4.A2" office:value-type="string">
                  <text:p text:style-name="P34">#fun</text:p>
                </table:table-cell>
              </table:table-row>
            </table:table>
            <text:p text:style-name="P34"/>
          </table:table-cell>
        </table:table-row>
      </table:table>
      <text:p text:style-name="P26"/>
      <text:p text:style-name="P26">So our data is now cleanly parsed and is in the form of a list containing objects of our class Tweet. <text:s/>We have sucesfully done this with a small data set (~10,000 tweets) we are in the process of writing a program that will automatically get tweets from the json script we found, as we realized this fills up after awhile and will stop taking in new tweets. <text:s/></text:p>
      <text:p text:style-name="P38"/>
      <text:p text:style-name="P52">Final Progress Report</text:p>
      <text:p text:style-name="P27"/>
      <text:list xml:id="list3868607011" text:style-name="L1">
        <text:list-item>
          <text:p text:style-name="P43"><text:span text:style-name="T35">Our data source is the following stream of tweets: </text:span><text:a xlink:type="simple" xlink:href="https://stream.twitter.com/1.1/statuses/sample.json?language=en"><text:span text:style-name="T35">https://stream.twitter.com/1.1/statuses/sample.json?language=en</text:span></text:a><text:span text:style-name="T35"> </text:span></text:p>
          <text:p text:style-name="P43"><text:span text:style-name="T45">(</text:span><text:span text:style-name="T35">Though you need a twitter account to log in and view this stream</text:span><text:span text:style-name="T45">)</text:span><text:span text:style-name="T35">. <text:s/></text:span><text:span text:style-name="T44">We wrote a python program that runs this json stream and reads the raw tweer data into a textfile. <text:s/>Each time our program is run it appends the new tweets to the end of the text file.</text:span></text:p>
          <text:p text:style-name="P46"/>
        </text:list-item>
        <text:list-item>
          <text:p text:style-name="P47">The data that goes in is raw tweets. <text:s/>The information that comes out is a set of confidence rules. Using these confidence rules we will be able to associate words within a tweet with possible hashtags. <text:s/>Using the combination of these confidence rule we will be able to suggest to the user hashtags based on every word in the tweet (given a hashtag exists with a high confidence). <text:s/></text:p>
          <text:p text:style-name="P47"/>
        </text:list-item>
        <text:list-item>
          <text:p text:style-name="P48"/>
          <text:list>
            <text:list-item>
              <text:p text:style-name="P41"><text:span text:style-name="T33">For our 'data-cleanup' we parsed out tweets that were irrelevant to our project. <text:s/>The twitter </text:span><text:span text:style-name="T35">json</text:span><text:span text:style-name="T33"> we found get us raw data of tweets. <text:s/>The raw data for a single tweet looks like: <text:s/></text:span><text:span text:style-name="T47">'{"created_at":"Tue Jun 04 04:13:03 +0000 2013","id":341769543758258177,"id_str":"341769543758258177","text":"</text:span><text:span text:style-name="T48">Cherish your loves, whatever they may be. Respect what you dislike</text:span><text:span text:style-name="T47">, everyone sees differently.","source":"\u003ca href=\"http:\/\/twitter.com\/download\/iphone\" rel=\"nofollow\"\u003eTwitter for iPhone\u003c\/a\u003e","truncated":false,"in_reply_to_status_id":null,"in_reply_to_status_id_str":null,"in_reply_to_user_id":null,"in_reply_to_user_id_str":null,"in_reply_to_screen_name":null,"user":{"id":441458206,"id_str":"441458206","name":"Jack Giordano","screen_name":"Juicy_Jay_Mayn","location":"Chesterton Indiana","url":null,"description":"Be who you are and say what you feel, because those that mind dont matter and those that matter dont mind.","protected":false,"followers_count":233,"friends_count":299,"listed_count":0,"created_at":"Tue Dec 20 03:34:26 +0000 2011","favourites_count":942,"utc_offset":-25200,"time_zone":"Mountain Time (US &amp; Canada)","geo_enabled":false,"verified":false,"statuses_count":1488,"lang":"en","contributors_enabled":false,"is_translator":false,"profile_background_color":"C0DEED","profile_background_image_url":"http:\/\/a0.twimg.com\/images\/themes\/theme1\/bg.png","profile_background_image_url_https":"https:\/\/si0.twimg.com\/images\/themes\/theme1\/bg.png","profile_background_tile":false,"profile_image_url":"http:\/\/a0.twimg.com\/profile_images\/3676190118\/124c9f866a7793b4b794a3d7a795e102_normal.jpeg","profile_image_url_https":"https:\/\/si0.twimg.com\/profile_images\/3676190118\/124c9f866a7793b4b794a3d7a795e102_normal.jpeg","profile_banner_url":"https:\/\/pbs.twimg.com\/profile_banners\/441458206\/1367897659","profile_link_color":"0084B4","profile_sidebar_border_color":"C0DEED","profile_sidebar_fill_color":"DDEEF6","profile_text_color":"333333","profile_use_background_image":true,"default_profile":true,"default_profile_image":false,"following":null,"follow_request_sent":null,"notifications":null},"geo":null,"coordinates":null,"place":null,"contributors":null,"retweet_count":0,"favorite_count":0,"entities":{"hashtags":[],"symbols":[],"urls":[],"user_mentions":[]},"favorited":false,"retweeted":false,"filter_level":"medium","lang":"en"}.</text:span></text:p>
              <text:p text:style-name="P55"><text:span text:style-name="T33">Which is clearly a lot of information we do not need. <text:s/>Our python code parses out just the tweet itself (the bolded text in the raw data). <text:s/>Though most of the information is useless to our project itself, it does help us in the cleaning up stage. <text:s/>With this other information we are able to tell which tweets are tweet replies and reposted tweets, which we are only interested in original tweets. <text:s/>Tweet replies are other users responses to tweets, which are irrelevant and reposted tweets we do not need, because we could end up with hundreds of the same tweet which would skew our data. <text:s/>The next step our python code does is remove tweets that contain no hashtags, </text:span><text:span text:style-name="T34">as these are also irrelevant to our project. <text:s/></text:span></text:p>
              <text:p text:style-name="P55"><text:span text:style-name="T34"/></text:p>
            </text:list-item>
            <text:list-item>
              <text:p text:style-name="P40"><text:span text:style-name="T35">The software we are using to collect our data is a json script which streams tweets as long as it is open. <text:s/></text:span><text:span text:style-name="T43">We wrote a python program which takes advantage of this json stream and will constantly run collecting the tweets and writing them to a file. <text:s/></text:span><text:span text:style-name="T35">We gave the search the paramater of 'english' so we would only get tweets we could understand. <text:s/></text:span><text:span text:style-name="T36">This is a json script we found online, not something we created ourselves </text:span><text:span text:style-name="T43">(though we did write the python program to convert the stream to a textfile).</text:span><text:span text:style-name="T36"> <text:s/>To clean up and run data anayalsis on our data we use the programming language python and the json library. <text:s/></text:span><text:span text:style-name="T46">From there we we wrote our own suppot and confidence assocation rules. <text:s/>We first find the support of the hashtags in our <text:s/>dataset, we drop the hashtags with a low support and then we find the confidence rating for each hashtag-word pair. </text:span></text:p>
            </text:list-item>
          </text:list>
        </text:list-item>
      </text:list>
      <text:p text:style-name="P44"><text:soft-page-break/><text:span text:style-name="T36"/></text:p>
      <text:list xml:id="list1866728224" text:continue-numbering="true" text:style-name="L1">
        <text:list-item>
          <text:list>
            <text:list-item>
              <text:p text:style-name="P42"><text:span text:style-name="T37">Once we have done all of our data cleaning we have a list of tweets. <text:s/>A 'tweet' is a object we created that contains two inner sets of words. <text:s/>These two sets are words and hashtags. <text:s/>For example, the tweet 'Today was a sunny day! #warm #goodtimes” would become a 'tweet' with the following two sets: (Today, was, a, sunny, day) and (#warm, #goodtimes). <text:s/></text:span><text:span text:style-name="T38">Once we have a collection of 'tweets' <text:s/>we run them through some association rules. <text:s/></text:span><text:span text:style-name="T39">We loop through each tweet in our list of tweets, and for each hashtag we come across if it is not in our hashtag dictionary we add it. <text:s/>If it already exists in our hashtag dictionary, we add one to the count. <text:s/>Once this process has been complete, we have a dictionary of hashtags which correspond to a value representing how many times this hashtag appeared in our data set. <text:s/>The next thing we do is remove all hashtags from our dictionary that appear less than 20 times, (ie they have a low support). <text:s/>Seeing as hashtags that only appear a few times will skew our data. <text:s/>For example, if the hashtag #goodtimes only appears once, every word that appears in a tweet with it will have a confidence rating of 100%. <text:s/>Which is a high confidence rating, but there is not enough support to back up this rule. <text:s/>The next thing we do </text:span><text:span text:style-name="T40">is calculate a confidence rating for each hashtag-word pair. <text:s/>For each hashtag in our hashtag dictionary, we loop through our list of tweets. <text:s/>For each tweet we find that contains the current hashtag we are looking at we loop through each word within that tweet. <text:s/>For each word in the tweet, if the word does not exist in our wordDictionary, we add it. <text:s/>If the word does exist we look to see if this hashtag-word pair already has been occurred, if it has already occurred we increment the value of this pair by one. <text:s/>If the hashtag-word pair does not exist, we add it to our dictionary. <text:s/>Once this has happened we now have a dictionary which contains all of our words. <text:s/>Each word is its own dictionary which contains each hashtag the word appeared with, which is associated to a value letting us know how many times this hashtag-word combination appeared. <text:s/></text:span><text:span text:style-name="T41">Once we have this dictionary we loop through it and for each hashtag-word combo, we divide that count over the support for the hashtag. <text:s/>(Which is kept in our hashtag dictionary which was mentioned earlier). <text:s/>Once this is all said and done, we now have a confidence rating for each hashtag-word pair. <text:s/></text:span><text:span text:style-name="T42">Now when somebody enters a tweet, we will look at each word within the tweet and add up the sum of confidence rules for each hashtag that could be suggested. <text:s/>The hashtag (or two) with the most confidence are the hashtags which are suggested to the user for their tweet.</text:span></text:p>
              <text:p text:style-name="P42"><text:span text:style-name="T42"/></text:p>
            </text:list-item>
          </text:list>
        </text:list-item>
        <text:list-item>
          <text:p text:style-name="P49">So far we have collected data, cleaned the data, created our list of tweet objects, and ran our association rules on this list. <text:s/>Thus we have produced a dictionary of confidence ratings for all the hashtag-word pairs in our data set. <text:span text:style-name="T52">We have a proof of concept that will take a sample 'tweet' and use the dictionary of rules and confidence ratings to suggest the most relevant tags. We believe our algorithm will improve with a larger dataset which we are in the process of collecting.</text:span></text:p>
        </text:list-item>
      </text:list>
      <text:p text:style-name="P50"/>
      <text:p text:style-name="P54"><text:span text:style-name="T53">Definitons</text:span></text:p>
      <text:p text:style-name="P56"><text:span text:style-name="T57">hashtag</text:span><text:span text:style-name="T56">: </text:span></text:p>
      <text:p text:style-name="P56"><text:span text:style-name="T59">A hashtag is represented by the pound sign (#). <text:s/>Hashtags are used through twitter as a way to search for tweets containg a specific word. <text:s/>For example, if somebody searched for 'baseball' they would get to see all the recent tweets containing the hashtag baseball. <text:s/></text:span><text:span text:style-name="T60">In addition for a way to search though tweet for a certain topic, hashtags are commonly used to gain more followers.</text:span></text:p>
      <text:p text:style-name="P57"><text:span text:style-name="T54">Follower:</text:span></text:p>
      <text:p text:style-name="P58"><text:span text:style-name="T61">A</text:span><text:span text:style-name="T60"> user that follows your tweets.</text:span></text:p>
      <text:p text:style-name="P51"><text:span text:style-name="T58">hashtag-word pair:</text:span><text:span text:style-name="T55"> <text:s/></text:span></text:p>
      <text:p text:style-name="P51"><text:span text:style-name="T53">T</text:span><text:span text:style-name="T53">his is a pair of two words, a hashtag and a word. For example (#baseball, mariners).</text:span></text:p>
      <text:p text:style-name="P53"><text:soft-page-break/><text:span text:style-name="T62">What could this be used for?</text:span></text:p>
      <text:list xml:id="list133395303" text:style-name="L3">
        <text:list-item>
          <text:p text:style-name="P45"><text:span text:style-name="T49">This relationship could be used for many things. <text:s/>For users who are new to using hashtags they could look at suggested hashtags to get an idea of appropriate tags for their posts.</text:span></text:p>
        </text:list-item>
        <text:list-item>
          <text:p text:style-name="P45"><text:span text:style-name="T49">For users trying to gain more followers, using the most popular hashtags associated with their tweet will bring in the most views for their tweet. <text:s/>The more views your tweet is getting, the more likely you are to gain a follower.</text:span></text:p>
        </text:list-item>
        <text:list-item>
          <text:p text:style-name="P45"><text:span text:style-name="T49">One of the more important things this association could be used for is for twitters mobile app. When using mobile typing on those small keyboards can be hard or if you are using mobile sometimes you are on the go and in a hurry. <text:s/></text:span><text:span text:style-name="T50">Once you have written a tweet having a list of hashtags show up that you could simply click on to have them added to your tweet rather than having to type it could potentially be very useful to users.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ook</meta:initial-creator>
    <meta:creation-date>2013-05-02T19:41:29</meta:creation-date>
    <dc:date>2013-06-04T13:27:22</dc:date>
    <meta:editing-duration>PT4H42M36S</meta:editing-duration>
    <meta:editing-cycles>76</meta:editing-cycles>
    <meta:generator>LibreOffice/3.6$Linux_X86_64 LibreOffice_project/360m1$Build-2</meta:generator>
    <dc:creator>Emily Cook</dc:creator>
    <meta:document-statistic meta:table-count="4" meta:image-count="0" meta:object-count="0" meta:page-count="7" meta:paragraph-count="72" meta:word-count="2467" meta:character-count="15609" meta:non-whitespace-character-count="13101"/>
  </office:meta>
</office:document-meta>
</file>